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a4030" officeooo:paragraph-rsid="000a4030"/>
    </style:style>
    <style:style style:name="P2" style:family="paragraph" style:parent-style-name="Title">
      <style:text-properties officeooo:rsid="000a4030" officeooo:paragraph-rsid="000a4030"/>
    </style:style>
    <style:style style:name="P3" style:family="paragraph" style:parent-style-name="Heading_20_1">
      <style:text-properties officeooo:rsid="000a4030" officeooo:paragraph-rsid="000a4030"/>
    </style:style>
    <style:style style:name="P4" style:family="paragraph" style:parent-style-name="Heading_20_2">
      <style:text-properties officeooo:rsid="000a4030" officeooo:paragraph-rsid="000a4030"/>
    </style:style>
    <style:style style:name="T1" style:family="text">
      <style:text-properties officeooo:rsid="000a403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403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CT Tutorial</text:p>
      <text:p text:style-name="Subtitle"><text:tab/><text:span text:style-name="T1">21-june-2020</text:span></text:p>
      <text:h text:style-name="P3" text:outline-level="1">Commands:</text:h>
      <text:h text:style-name="P4" text:outline-level="2">Npx <text:s/>create-react-app &lt;<text:span text:style-name="T2">app-name&gt;:</text:span></text:h>
      <text:p text:style-name="P1"><text:span text:style-name="T2">Creates react application folder of name “app-name”</text:span></text:p>
      <text:h text:style-name="P4" text:outline-level="2">npm start :</text:h>
      <text:p text:style-name="P1">Starts application of react while going on folder app-name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0:52:40.068568414</meta:creation-date>
    <dc:date>2020-06-21T21:13:51.774043260</dc:date>
    <meta:editing-duration>PT1S</meta:editing-duration>
    <meta:editing-cycles>1</meta:editing-cycles>
    <meta:document-statistic meta:table-count="0" meta:image-count="0" meta:object-count="0" meta:page-count="1" meta:paragraph-count="7" meta:word-count="28" meta:character-count="192" meta:non-whitespace-character-count="171"/>
    <meta:generator>LibreOffice/6.0.7.3$Linux_X86_64 LibreOffice_project/00m0$Build-3</meta:generator>
  </office:meta>
</office:document-meta>
</file>